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Italic" style:font-pitch="variable" style:font-charset="x-symbol"/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end="Arrow" draw:marker-end-width="0.152cm" draw:fill="none" draw:fill-color="#ffffff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37cm" draw:marker-end="Arrow" draw:marker-end-width="0.152cm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000000" draw:marker-end="Arrow" draw:marker-end-width="0.152cm" draw:fill="none" draw:fill-color="#ffffff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end="" draw:marker-end-width="0.203cm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8" style:family="graphic" style:parent-style-name="objectwithoutfill">
      <style:graphic-properties draw:stroke="dash" draw:stroke-dash="Fine_20_Dashed" svg:stroke-width="0.025cm" svg:stroke-color="#000000" draw:marker-end="Arrow" draw:marker-end-width="0.152cm" draw:fill="none" draw:fill-color="#ffffff" draw:textarea-vertical-align="middle" fo:padding-top="0.137cm" fo:padding-bottom="0.137cm" fo:padding-left="0.262cm" fo:padding-right="0.262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standard">
      <style:graphic-properties draw:stroke="none" svg:stroke-width="0.025cm" svg:stroke-color="#000000" draw:marker-end="" draw:marker-end-width="0.203cm" draw:fill="none" draw:fill-color="#ffffff" fo:min-height="0.076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end="" draw:marker-end-width="0.203cm" draw:fill="none" draw:fill-color="#ffffff" draw:textarea-horizontal-align="left" draw:auto-grow-height="true" draw:auto-grow-width="true" fo:min-height="0.192cm" fo:min-width="0cm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line-height="0.33cm" fo:text-align="center"/>
    </style:style>
    <style:style style:name="P4" style:family="paragraph">
      <style:paragraph-properties fo:line-height="0.33cm"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paragraph-properties fo:text-align="end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95cm" svg:height="13.665cm" svg:x="1.736cm" svg:y="1.127cm">
          <text:p/>
          <draw:enhanced-geometry svg:viewBox="0 0 21600 21600" draw:path-stretchpoint-x="10800" draw:path-stretchpoint-y="10800" draw:text-areas="?f3 ?f4 ?f5 ?f6" draw:type="round-rectangle" draw:modifiers="1980.144115292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493cm" svg:height="9.627cm" svg:x="10.363cm" svg:y="3.387cm">
          <text:p/>
          <draw:enhanced-geometry svg:viewBox="0 0 21600 21600" draw:path-stretchpoint-x="10800" draw:path-stretchpoint-y="10800" draw:text-areas="?f3 ?f4 ?f5 ?f6" draw:type="round-rectangle" draw:modifiers="1818.734987990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2" draw:text-style-name="P2" draw:layer="layout" svg:width="1.296cm" svg:height="0.864cm" svg:x="2.473cm" svg:y="2.26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96cm" svg:height="0.864cm" svg:x="2.548cm" svg:y="2.34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96cm" svg:height="0.864cm" svg:x="2.624cm" svg:y="2.421cm"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96cm" svg:height="0.863cm" svg:x="2.701cm" svg:y="2.498cm">
            <text:p text:style-name="P1"><text:span text:style-name="T1">MUSE</text:span></text:p>
            <text:p text:style-name="P1"><text:span text:style-name="T2">cub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2" xml:id="id8" draw:id="id8" draw:layer="layout" svg:width="1.575cm" svg:height="0.863cm" svg:x="7.172cm" svg:y="2.245cm">
          <text:p text:style-name="P1"><text:span text:style-name="T2">Raw</text:span><text:span text:style-name="T1"> HST</text:span></text:p>
          <text:p text:style-name="P1"><text:span text:style-name="T2">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1.448cm" svg:height="1.195cm" svg:x="2.511cm" svg:y="3.742cm">
          <text:p text:style-name="P3"><text:span text:style-name="T2">Make</text:span></text:p>
          <text:p text:style-name="P3"><text:span text:style-name="T1">MUSE</text:span></text:p>
          <text:p text:style-name="P3"><text:span text:style-name="T2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8" draw:id="id18" draw:layer="layout" svg:width="1.828cm" svg:height="0.787cm" svg:x="4.505cm" svg:y="3.946cm">
          <text:p text:style-name="P3"><text:span text:style-name="T1">HST</text:span></text:p>
          <text:p text:style-name="P3"><text:span text:style-name="T2">filter-cur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0" draw:id="id10" draw:layer="layout" svg:width="1.93cm" svg:height="1.093cm" svg:x="6.994cm" svg:y="5.013cm">
          <text:p text:style-name="P3"><text:span text:style-name="T2">Re-grid</text:span></text:p>
          <text:p text:style-name="P3"><text:span text:style-name="T2">onto</text:span><text:span text:style-name="T1"> MUSE</text:span></text:p>
          <text:p text:style-name="P3"><text:span text:style-name="T2">image 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.296cm" svg:height="0.812cm" svg:x="2.587cm" svg:y="6.461cm">
          <text:p text:style-name="P1"><text:span text:style-name="T1">MUSE</text:span></text:p>
          <text:p text:style-name="P1"><text:span text:style-name="T2">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1.296cm" svg:height="0.813cm" svg:x="7.324cm" svg:y="6.461cm">
          <text:p text:style-name="P1"><text:span text:style-name="T1">HST</text:span></text:p>
          <text:p text:style-name="P1"><text:span text:style-name="T2">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1.549cm" svg:height="0.763cm" svg:x="4.645cm" svg:y="6.486cm">
          <text:p text:style-name="P3"><text:span text:style-name="T2">Combine</text:span></text:p>
          <text:p text:style-name="P3"><text:span text:style-name="T2">mas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layout" svg:width="1.549cm" svg:height="1.068cm" svg:x="4.645cm" svg:y="7.583cm">
          <text:p text:style-name="P3"><text:span text:style-name="T2">Make</text:span></text:p>
          <text:p text:style-name="P3"><text:span text:style-name="T2">weight</text:span></text:p>
          <text:p text:style-name="P3"><text:span text:style-name="T2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3" draw:id="id13" draw:layer="layout" svg:width="1.549cm" svg:height="1.068cm" svg:x="4.645cm" svg:y="9.025cm">
          <text:p text:style-name="P3"><text:span text:style-name="T2">Erode &amp;</text:span></text:p>
          <text:p text:style-name="P3"><text:span text:style-name="T2">smooth</text:span></text:p>
          <text:p text:style-name="P3"><text:span text:style-name="T2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1.727cm" svg:height="1.144cm" svg:x="2.371cm" svg:y="10.27cm">
          <text:p text:style-name="P3"><text:span text:style-name="T2">Multiply</text:span></text:p>
          <text:p text:style-name="P3"><text:span text:style-name="T2">by weight</text:span></text:p>
          <text:p text:style-name="P3"><text:span text:style-name="T2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4" draw:id="id14" draw:layer="layout" svg:width="1.702cm" svg:height="1.168cm" svg:x="7.121cm" svg:y="10.245cm">
          <text:p text:style-name="P3"><text:span text:style-name="T2">Multiply</text:span></text:p>
          <text:p text:style-name="P3"><text:span text:style-name="T2">by weight</text:span></text:p>
          <text:p text:style-name="P3"><text:span text:style-name="T2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2.336cm" svg:height="1.193cm" svg:x="6.792cm" svg:y="3.459cm">
          <text:p text:style-name="P3"><text:span text:style-name="T2">Convolve with</text:span></text:p>
          <text:p text:style-name="P3"><text:span text:style-name="T2">decimation</text:span></text:p>
          <text:p text:style-name="P3"><text:span text:style-name="T2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5" draw:id="id15" draw:layer="layout" svg:width="2.438cm" svg:height="1.524cm" svg:x="2.016cm" svg:y="11.744cm">
          <text:p text:style-name="P3"><text:span text:style-name="T2">Convolve with</text:span></text:p>
          <text:p text:style-name="P3"><text:span text:style-name="T2">decimation</text:span></text:p>
          <text:p text:style-name="P3"><text:span text:style-name="T2">filter and</text:span></text:p>
          <text:p text:style-name="P3"><text:span text:style-name="T2">HST PS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1.727cm" svg:height="1.195cm" svg:x="2.372cm" svg:y="7.73cm">
          <text:p text:style-name="P3"><text:span text:style-name="T2">Add zero</text:span></text:p>
          <text:p text:style-name="P3"><text:span text:style-name="T2">padded</text:span></text:p>
          <text:p text:style-name="P3"><text:span text:style-name="T2">mar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1" draw:id="id11" draw:layer="layout" svg:width="1.727cm" svg:height="1.195cm" svg:x="7.102cm" svg:y="7.73cm">
          <text:p text:style-name="P3"><text:span text:style-name="T2">Add zero</text:span></text:p>
          <text:p text:style-name="P3"><text:span text:style-name="T2">padded</text:span></text:p>
          <text:p text:style-name="P3"><text:span text:style-name="T2">mar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6" draw:id="id16" draw:layer="layout" svg:width="2.286cm" svg:height="0.839cm" svg:x="2.092cm" svg:y="13.649cm">
          <text:p text:style-name="P3"><text:span text:style-name="T2">Fast Fourier</text:span></text:p>
          <text:p text:style-name="P3"><text:span text:style-name="T2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7" draw:id="id17" draw:layer="layout" svg:width="2.286cm" svg:height="0.839cm" svg:x="6.822cm" svg:y="11.946cm">
          <text:p text:style-name="P3"><text:span text:style-name="T2">Fast Fourier</text:span></text:p>
          <text:p text:style-name="P3"><text:span text:style-name="T2">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0" draw:id="id20" draw:layer="layout" svg:width="1.296cm" svg:height="0.737cm" svg:x="15.495cm" svg:y="4.606cm">
          <text:p text:style-name="P1"><text:span text:style-name="T1">HST</text:span></text:p>
          <text:p text:style-name="P1"><text:span text:style-name="T1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6" draw:id="id26" draw:layer="layout" svg:width="1.575cm" svg:height="0.839cm" svg:x="13cm" svg:y="8.772cm">
          <text:p text:style-name="P3"><text:span text:style-name="T2">Find trial</text:span></text:p>
          <text:p text:style-name="P3"><text:span text:style-name="T2">param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7" draw:id="id27" draw:layer="layout" svg:width="0.965cm" svg:height="0.787cm" svg:x="13.305cm" svg:y="5.915cm">
          <text:p text:style-name="P1"><text:span text:style-name="T1">PSF</text:span></text:p>
          <text:p text:style-name="P1"><text:span text:style-name="T1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2" draw:id="id22" draw:layer="layout" svg:width="1.473cm" svg:height="0.813cm" svg:x="15.407cm" svg:y="5.902cm">
          <text:p text:style-name="P3"><text:span text:style-name="T2">Multiply</text:span></text:p>
          <text:p text:style-name="P3"><text:span text:style-name="T1">FFT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3" draw:id="id23" draw:layer="layout" svg:width="2.464cm" svg:height="0.94cm" svg:x="14.911cm" svg:y="7.197cm">
          <text:p text:style-name="P3"><text:span text:style-name="T2">Correct</text:span></text:p>
          <text:p text:style-name="P3"><text:span text:style-name="T2">pointing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4" draw:id="id24" draw:layer="layout" svg:width="1.981cm" svg:height="0.839cm" svg:x="15.153cm" svg:y="8.772cm">
          <text:p text:style-name="P3"><text:span text:style-name="T2">Correct</text:span></text:p>
          <text:p text:style-name="P3"><text:span text:style-name="T2">gain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8" draw:id="id28" draw:layer="layout" svg:width="1.296cm" svg:height="0.863cm" svg:x="15.495cm" svg:y="11.312cm">
          <text:p text:style-name="P1"><text:span text:style-name="T1">Modified</text:span></text:p>
          <text:p text:style-name="P1"><text:span text:style-name="T1">HST 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9" draw:id="id29" draw:layer="layout" svg:width="1.727cm" svg:height="0.914cm" svg:x="12.938cm" svg:y="11.287cm">
          <text:p text:style-name="P3"><text:span text:style-name="T2">Compare</text:span></text:p>
          <text:p text:style-name="P3"><text:span text:style-name="T1">FFT</text:span><text:span text:style-name="T2">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1.296cm" svg:height="0.863cm" svg:x="11.105cm" svg:y="11.312cm">
          <text:p text:style-name="P1"><text:span text:style-name="T1">MUSE</text:span></text:p>
          <text:p text:style-name="P1"><text:span text:style-name="T1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3.98cm" svg:height="0.986cm" svg:x="11.945cm" svg:y="3.422cm">
          <draw:text-box>
            <text:p>Fitting stage</text:p>
          </draw:text-box>
        </draw:frame>
        <draw:frame draw:style-name="gr3" draw:layer="layout" svg:width="5.526cm" svg:height="0.986cm" svg:x="3.032cm" svg:y="1.209cm">
          <draw:text-box>
            <text:p>Preparation stage</text:p>
          </draw:text-box>
        </draw:frame>
        <draw:connector draw:style-name="gr4" draw:text-style-name="P1" draw:layer="layout" draw:type="line" svg:x1="3.235cm" svg:y1="3.361cm" svg:x2="3.235cm" svg:y2="3.742cm" draw:start-shape="id1" draw:start-glue-point="2" draw:end-shape="id2" draw:end-glue-point="0" svg:d="M3235 3361v381" svg:viewBox="0 0 1 382">
          <text:p/>
        </draw:connector>
        <draw:connector draw:style-name="gr4" draw:text-style-name="P1" draw:layer="layout" draw:type="line" svg:x1="3.235cm" svg:y1="4.937cm" svg:x2="3.235cm" svg:y2="6.461cm" draw:start-shape="id2" draw:start-glue-point="2" draw:end-shape="id3" draw:end-glue-point="0" svg:d="M3235 4937v1524" svg:viewBox="0 0 1 1525">
          <text:p/>
        </draw:connector>
        <draw:connector draw:style-name="gr5" draw:text-style-name="P1" draw:layer="layout" draw:type="line" svg:x1="3.235cm" svg:y1="7.273cm" svg:x2="3.235cm" svg:y2="7.73cm" draw:start-shape="id3" draw:start-glue-point="2" draw:end-shape="id4" draw:end-glue-point="0" svg:d="M3235 7273v457" svg:viewBox="0 0 1 458">
          <text:p/>
        </draw:connector>
        <draw:connector draw:style-name="gr6" draw:text-style-name="P1" draw:layer="layout" draw:type="line" svg:x1="3.235cm" svg:y1="8.925cm" svg:x2="3.234cm" svg:y2="10.27cm" draw:start-shape="id4" draw:start-glue-point="2" draw:end-shape="id5" draw:end-glue-point="0" svg:d="M3235 8925l-1 1345" svg:viewBox="0 0 2 1346">
          <text:p/>
        </draw:connector>
        <draw:connector draw:style-name="gr6" draw:text-style-name="P1" draw:layer="layout" draw:type="line" svg:x1="3.883cm" svg:y1="6.867cm" svg:x2="4.645cm" svg:y2="6.867cm" draw:start-shape="id3" draw:start-glue-point="1" draw:end-shape="id6" draw:end-glue-point="3" svg:d="M3883 6867h762" svg:viewBox="0 0 763 1">
          <text:p/>
        </draw:connector>
        <draw:connector draw:style-name="gr6" draw:text-style-name="P1" draw:layer="layout" draw:type="line" svg:x1="7.324cm" svg:y1="6.867cm" svg:x2="6.194cm" svg:y2="6.867cm" draw:start-shape="id7" draw:start-glue-point="3" draw:end-shape="id6" draw:end-glue-point="1" svg:d="M7324 6867h-1130" svg:viewBox="0 0 1131 1">
          <text:p/>
        </draw:connector>
        <draw:connector draw:style-name="gr6" draw:text-style-name="P1" draw:layer="layout" draw:type="line" svg:x1="7.959cm" svg:y1="3.108cm" svg:x2="7.96cm" svg:y2="3.459cm" draw:start-shape="id8" draw:start-glue-point="2" draw:end-shape="id9" draw:end-glue-point="0" svg:d="M7959 3108l1 351" svg:viewBox="0 0 2 352">
          <text:p/>
        </draw:connector>
        <draw:connector draw:style-name="gr6" draw:text-style-name="P1" draw:layer="layout" draw:type="line" svg:x1="7.96cm" svg:y1="4.652cm" svg:x2="7.959cm" svg:y2="5.013cm" draw:start-shape="id9" draw:start-glue-point="2" draw:end-shape="id10" draw:end-glue-point="0" svg:d="M7960 4652l-1 361" svg:viewBox="0 0 2 362">
          <text:p/>
        </draw:connector>
        <draw:connector draw:style-name="gr6" draw:text-style-name="P1" draw:layer="layout" draw:type="line" svg:x1="7.959cm" svg:y1="6.106cm" svg:x2="7.972cm" svg:y2="6.461cm" draw:start-shape="id10" draw:start-glue-point="2" draw:end-shape="id7" draw:end-glue-point="0" svg:d="M7959 6106l13 355" svg:viewBox="0 0 14 356">
          <text:p/>
        </draw:connector>
        <draw:connector draw:style-name="gr6" draw:text-style-name="P1" draw:layer="layout" draw:type="line" svg:x1="7.972cm" svg:y1="7.274cm" svg:x2="7.965cm" svg:y2="7.73cm" draw:start-shape="id7" draw:start-glue-point="2" draw:end-shape="id11" svg:d="M7972 7274l-7 456" svg:viewBox="0 0 8 457">
          <text:p/>
        </draw:connector>
        <draw:connector draw:style-name="gr6" draw:text-style-name="P1" draw:layer="layout" draw:type="line" svg:x1="5.419cm" svg:y1="7.249cm" svg:x2="5.419cm" svg:y2="7.583cm" draw:start-shape="id6" draw:start-glue-point="2" draw:end-shape="id12" draw:end-glue-point="0" svg:d="M5419 7249v334" svg:viewBox="0 0 1 335">
          <text:p/>
        </draw:connector>
        <draw:connector draw:style-name="gr6" draw:text-style-name="P1" draw:layer="layout" draw:type="line" svg:x1="5.419cm" svg:y1="8.651cm" svg:x2="5.419cm" svg:y2="9.025cm" draw:start-shape="id12" draw:start-glue-point="2" draw:end-shape="id13" draw:end-glue-point="0" svg:d="M5419 8651v374" svg:viewBox="0 0 1 375">
          <text:p/>
        </draw:connector>
        <draw:connector draw:style-name="gr6" draw:text-style-name="P1" draw:layer="layout" draw:type="line" svg:x1="7.965cm" svg:y1="8.925cm" svg:x2="7.972cm" svg:y2="10.245cm" draw:start-shape="id11" draw:start-glue-point="2" draw:end-shape="id14" draw:end-glue-point="0" svg:d="M7965 8925l7 1320" svg:viewBox="0 0 8 1321">
          <text:p/>
        </draw:connector>
        <draw:connector draw:style-name="gr6" draw:text-style-name="P1" draw:layer="layout" draw:type="line" svg:x1="3.234cm" svg:y1="11.414cm" svg:x2="3.235cm" svg:y2="11.744cm" draw:start-shape="id5" draw:start-glue-point="2" draw:end-shape="id15" draw:end-glue-point="0" svg:d="M3234 11414l1 330" svg:viewBox="0 0 2 331">
          <text:p/>
        </draw:connector>
        <draw:connector draw:style-name="gr6" draw:text-style-name="P1" draw:layer="layout" draw:type="line" svg:x1="3.235cm" svg:y1="13.268cm" svg:x2="3.235cm" svg:y2="13.649cm" draw:start-shape="id15" draw:start-glue-point="2" draw:end-shape="id16" svg:d="M3235 13268v381" svg:viewBox="0 0 1 382">
          <text:p/>
        </draw:connector>
        <draw:connector draw:style-name="gr6" draw:text-style-name="P1" draw:layer="layout" draw:type="line" svg:x1="7.972cm" svg:y1="11.413cm" svg:x2="7.965cm" svg:y2="11.946cm" draw:start-shape="id14" draw:start-glue-point="2" draw:end-shape="id17" draw:end-glue-point="0" svg:d="M7972 11413l-7 533" svg:viewBox="0 0 8 534">
          <text:p/>
        </draw:connector>
        <draw:connector draw:style-name="gr6" draw:text-style-name="P1" draw:layer="layout" draw:type="line" svg:x1="4.505cm" svg:y1="4.339cm" svg:x2="3.959cm" svg:y2="4.339cm" draw:start-shape="id18" draw:start-glue-point="3" draw:end-shape="id2" draw:end-glue-point="1" svg:d="M4505 4339h-546" svg:viewBox="0 0 547 1">
          <text:p/>
        </draw:connector>
        <draw:connector draw:style-name="gr6" draw:text-style-name="P1" draw:layer="layout" draw:type="line" svg:x1="4.771cm" svg:y1="10.829cm" svg:x2="4.098cm" svg:y2="10.842cm" draw:start-shape="id19" draw:start-glue-point="3" draw:end-shape="id5" draw:end-glue-point="1" svg:d="M4771 10829l-673 13" svg:viewBox="0 0 674 14">
          <text:p/>
        </draw:connector>
        <draw:connector draw:style-name="gr6" draw:text-style-name="P1" draw:layer="layout" draw:type="line" svg:x1="6.067cm" svg:y1="10.829cm" svg:x2="7.121cm" svg:y2="10.829cm" draw:start-shape="id19" draw:start-glue-point="1" draw:end-shape="id14" draw:end-glue-point="3" svg:d="M6067 10829h1054" svg:viewBox="0 0 1055 1">
          <text:p/>
        </draw:connector>
        <draw:connector draw:style-name="gr6" draw:text-style-name="P1" draw:layer="layout" draw:line-skew="-2.52cm" svg:x1="9.108cm" svg:y1="12.365cm" svg:x2="15.495cm" svg:y2="4.974cm" draw:start-shape="id17" draw:start-glue-point="1" draw:end-shape="id20" draw:end-glue-point="3" svg:d="M9108 12365h674v-7391h5713" svg:viewBox="0 0 6388 7392">
          <text:p/>
        </draw:connector>
        <draw:connector draw:style-name="gr6" draw:text-style-name="P1" draw:layer="layout" draw:line-skew="2.361cm" svg:x1="4.378cm" svg:y1="14.068cm" svg:x2="11.105cm" svg:y2="11.743cm" draw:start-shape="id16" draw:start-glue-point="1" draw:end-shape="id21" draw:end-glue-point="3" svg:d="M4378 14068h5725v-2325h1002" svg:viewBox="0 0 6728 2326">
          <text:p/>
        </draw:connector>
        <draw:connector draw:style-name="gr6" draw:text-style-name="P1" draw:layer="layout" draw:type="line" svg:x1="16.143cm" svg:y1="5.343cm" svg:x2="16.143cm" svg:y2="5.902cm" draw:start-shape="id20" draw:start-glue-point="2" draw:end-shape="id22" draw:end-glue-point="0" svg:d="M16143 5343v559" svg:viewBox="0 0 1 560">
          <text:p/>
        </draw:connector>
        <draw:connector draw:style-name="gr6" draw:text-style-name="P1" draw:layer="layout" draw:type="line" svg:x1="16.143cm" svg:y1="6.715cm" svg:x2="16.143cm" svg:y2="7.197cm" draw:start-shape="id22" draw:start-glue-point="2" draw:end-shape="id23" draw:end-glue-point="0" svg:d="M16143 6715v482" svg:viewBox="0 0 1 483">
          <text:p/>
        </draw:connector>
        <draw:connector draw:style-name="gr6" draw:text-style-name="P1" draw:layer="layout" draw:type="line" svg:x1="16.143cm" svg:y1="8.137cm" svg:x2="16.143cm" svg:y2="8.772cm" draw:start-shape="id23" draw:start-glue-point="2" draw:end-shape="id24" draw:end-glue-point="0" svg:d="M16143 8137v635" svg:viewBox="0 0 1 636">
          <text:p/>
        </draw:connector>
        <draw:connector draw:style-name="gr6" draw:text-style-name="P1" draw:layer="layout" draw:type="line" svg:x1="16.143cm" svg:y1="9.611cm" svg:x2="16.143cm" svg:y2="10.016cm" draw:start-shape="id24" draw:start-glue-point="2" draw:end-shape="id25" draw:end-glue-point="0" svg:d="M16143 9611v405" svg:viewBox="0 0 1 406">
          <text:p/>
        </draw:connector>
        <draw:connector draw:style-name="gr6" draw:text-style-name="P1" draw:layer="layout" draw:type="line" svg:x1="13.787cm" svg:y1="8.772cm" svg:x2="13.787cm" svg:y2="6.702cm" draw:start-shape="id26" draw:start-glue-point="0" draw:end-shape="id27" draw:end-glue-point="2" svg:d="M13787 8772v-2070" svg:viewBox="0 0 1 2071">
          <text:p/>
        </draw:connector>
        <draw:connector draw:style-name="gr6" draw:text-style-name="P1" draw:layer="layout" draw:type="line" svg:x1="15.495cm" svg:y1="11.743cm" svg:x2="14.665cm" svg:y2="11.744cm" draw:start-shape="id28" draw:start-glue-point="3" draw:end-shape="id29" draw:end-glue-point="1" svg:d="M15495 11743l-830 1" svg:viewBox="0 0 831 2">
          <text:p/>
        </draw:connector>
        <draw:connector draw:style-name="gr6" draw:text-style-name="P1" draw:layer="layout" draw:type="line" svg:x1="12.401cm" svg:y1="11.743cm" svg:x2="12.938cm" svg:y2="11.744cm" draw:start-shape="id21" draw:start-glue-point="1" draw:end-shape="id29" draw:end-glue-point="3" svg:d="M12401 11743l537 1" svg:viewBox="0 0 538 2">
          <text:p/>
        </draw:connector>
        <draw:connector draw:style-name="gr6" draw:text-style-name="P1" draw:layer="layout" draw:type="line" svg:x1="13.801cm" svg:y1="11.287cm" svg:x2="13.787cm" svg:y2="9.611cm" draw:start-shape="id29" draw:start-glue-point="0" draw:end-shape="id26" draw:end-glue-point="2" svg:d="M13801 11287l-14-1676" svg:viewBox="0 0 15 1677">
          <text:p/>
        </draw:connector>
        <draw:custom-shape draw:style-name="gr2" draw:text-style-name="P4" xml:id="id25" draw:id="id25" draw:layer="layout" svg:width="1.981cm" svg:height="0.839cm" svg:x="15.153cm" svg:y="10.016cm">
          <text:p text:style-name="P3"><text:span text:style-name="T2">Correct</text:span></text:p>
          <text:p text:style-name="P3"><text:span text:style-name="T2">zero off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6.143cm" svg:y1="10.855cm" svg:x2="16.143cm" svg:y2="11.312cm" draw:start-shape="id25" draw:start-glue-point="2" draw:end-shape="id28" draw:end-glue-point="0" svg:d="M16143 10855v457" svg:viewBox="0 0 1 458">
          <text:p/>
        </draw:connector>
        <draw:connector draw:style-name="gr6" draw:text-style-name="P1" draw:layer="layout" draw:type="line" svg:x1="14.27cm" svg:y1="6.308cm" svg:x2="15.407cm" svg:y2="6.308cm" draw:start-shape="id27" draw:start-glue-point="1" draw:end-shape="id22" draw:end-glue-point="3" svg:d="M14270 6308h1137" svg:viewBox="0 0 1138 1">
          <text:p/>
        </draw:connector>
        <draw:connector draw:style-name="gr6" draw:text-style-name="P1" draw:layer="layout" svg:x1="14.575cm" svg:y1="9.191cm" svg:x2="15.153cm" svg:y2="9.191cm" draw:start-shape="id26" draw:start-glue-point="1" draw:end-shape="id24" draw:end-glue-point="3" svg:d="M14575 9191h578" svg:viewBox="0 0 579 1">
          <text:p/>
        </draw:connector>
        <draw:polyline draw:style-name="gr6" draw:text-style-name="P1" draw:layer="layout" svg:width="1.066cm" svg:height="0.685cm" draw:transform="rotate (1.5707963267949) translate (14.233cm 8.772cm)" svg:viewBox="0 0 1067 686" draw:points="0,0 1067,0 1067,686">
          <text:p/>
        </draw:polyline>
        <draw:polyline draw:style-name="gr6" draw:text-style-name="P1" draw:layer="layout" svg:width="0.837cm" svg:height="0.938cm" draw:transform="rotate (1.5707963267949) translate (14.208cm 10.448cm)" svg:viewBox="0 0 838 939" draw:points="838,0 0,0 0,939">
          <text:p/>
        </draw:polyline>
        <draw:custom-shape draw:style-name="gr2" draw:text-style-name="P4" xml:id="id30" draw:id="id30" draw:layer="layout" svg:width="1.955cm" svg:height="1.245cm" svg:x="12.836cm" svg:y="13.521cm">
          <text:p text:style-name="P3"><text:span text:style-name="T2">Report</text:span></text:p>
          <text:p text:style-name="P3"><text:span text:style-name="T2">final</text:span></text:p>
          <text:p text:style-name="P3"><text:span text:style-name="T2">paramet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3.801cm" svg:y1="12.201cm" svg:x2="13.813cm" svg:y2="13.521cm" draw:start-shape="id29" draw:start-glue-point="2" draw:end-shape="id30" draw:end-glue-point="0" svg:d="M13801 12201l12 1320" svg:viewBox="0 0 13 1321">
          <text:p/>
        </draw:connector>
        <draw:frame draw:style-name="gr7" draw:text-style-name="P5" draw:layer="layout" svg:width="1.385cm" svg:height="0.673cm" svg:x="12.601cm" svg:y="12.303cm">
          <draw:text-box>
            <text:p><text:span text:style-name="T2">Good</text:span></text:p>
          </draw:text-box>
        </draw:frame>
        <draw:frame draw:style-name="gr7" draw:text-style-name="P5" draw:layer="layout" svg:width="0.996cm" svg:height="0.673cm" svg:x="13.658cm" svg:y="12.304cm">
          <draw:text-box>
            <text:p><text:span text:style-name="T2">fit?</text:span></text:p>
          </draw:text-box>
        </draw:frame>
        <draw:frame draw:style-name="gr7" draw:text-style-name="P5" draw:layer="layout" svg:width="1.267cm" svg:height="0.673cm" svg:x="12.701cm" svg:y="10.603cm">
          <draw:text-box>
            <text:p><text:span text:style-name="T2">Poor</text:span></text:p>
          </draw:text-box>
        </draw:frame>
        <draw:frame draw:style-name="gr7" draw:text-style-name="P5" draw:layer="layout" svg:width="0.996cm" svg:height="0.673cm" svg:x="13.658cm" svg:y="10.604cm">
          <draw:text-box>
            <text:p><text:span text:style-name="T2">fit?</text:span></text:p>
          </draw:text-box>
        </draw:frame>
        <draw:connector draw:style-name="gr6" draw:text-style-name="P1" draw:layer="layout" draw:type="line" svg:x1="5.419cm" svg:y1="6.155cm" svg:x2="5.419cm" svg:y2="6.486cm" draw:start-shape="id31" draw:start-glue-point="2" draw:end-shape="id6" draw:end-glue-point="0" svg:d="M5419 6155v331" svg:viewBox="0 0 1 332">
          <text:p/>
        </draw:connector>
        <draw:custom-shape draw:style-name="gr2" draw:text-style-name="P2" xml:id="id19" draw:id="id19" draw:layer="layout" svg:width="1.296cm" svg:height="0.812cm" svg:x="4.771cm" svg:y="10.423cm">
          <text:p text:style-name="P1"><text:span text:style-name="T2">weight</text:span></text:p>
          <text:p text:style-name="P1"><text:span text:style-name="T2">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419cm" svg:y1="10.093cm" svg:x2="5.419cm" svg:y2="10.423cm" draw:start-shape="id13" draw:start-glue-point="2" draw:end-shape="id19" draw:end-glue-point="0" svg:d="M5419 10093v330" svg:viewBox="0 0 1 331">
          <text:p/>
        </draw:connector>
        <draw:custom-shape draw:style-name="gr2" draw:text-style-name="P2" xml:id="id31" draw:id="id31" draw:layer="layout" svg:width="1.88cm" svg:height="0.837cm" svg:x="4.479cm" svg:y="5.318cm">
          <text:p text:style-name="P1"><text:span text:style-name="T2">Saturated</text:span></text:p>
          <text:p text:style-name="P1"><text:span text:style-name="T2">star m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7.172cm" svg:y1="2.676cm" svg:x2="5.419cm" svg:y2="3.946cm" draw:start-shape="id8" draw:start-glue-point="3" draw:end-shape="id18" draw:end-glue-point="0" svg:d="M7172 2676h-1753v1270" svg:viewBox="0 0 1754 1271">
          <text:p/>
        </draw:connector>
        <draw:connector draw:style-name="gr6" draw:text-style-name="P1" draw:layer="layout" draw:line-skew="3.272cm" svg:x1="5.419cm" svg:y1="11.235cm" svg:x2="17.134cm" svg:y2="10.435cm" draw:start-shape="id19" draw:start-glue-point="2" draw:end-shape="id25" draw:end-glue-point="1" svg:d="M5419 11235v3785h12228v-4585h-513" svg:viewBox="0 0 12229 4586">
          <text:p/>
        </draw:connector>
        <draw:frame draw:style-name="gr7" draw:text-style-name="P7" draw:layer="layout" svg:width="0.886cm" svg:height="0.757cm" svg:x="14.062cm" svg:y="9.806cm">
          <draw:text-box>
            <text:p text:style-name="P6"><text:span text:style-name="T2">b</text:span><text:span text:style-name="T3">m</text:span></text:p>
          </draw:text-box>
        </draw:frame>
        <draw:frame draw:style-name="gr7" draw:text-style-name="P7" draw:layer="layout" svg:width="0.886cm" svg:height="0.757cm" svg:x="14.439cm" svg:y="8.457cm">
          <draw:text-box>
            <text:p text:style-name="P6"><text:span text:style-name="T2">g</text:span><text:span text:style-name="T3">m</text:span></text:p>
          </draw:text-box>
        </draw:frame>
        <draw:frame draw:style-name="gr9" draw:text-style-name="P1" draw:layer="layout" svg:width="1.981cm" svg:height="0.999cm" svg:x="13.979cm" svg:y="7.13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6" draw:layer="layout" svg:width="0.001cm" svg:height="1.219cm" svg:x="14.411cm" svg:y="7.121cm">
          <draw:text-box>
            <text:p/>
          </draw:text-box>
        </draw:frame>
        <draw:frame draw:style-name="gr9" draw:text-style-name="P1" draw:layer="layout" svg:width="1.999cm" svg:height="0.999cm" svg:x="8.884cm" svg:y="7.63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8" draw:layer="layout" svg:width="1.733cm" svg:height="0.597cm" svg:x="12.206cm" svg:y="6.842cm">
          <draw:text-box>
            <text:p text:style-name="P8"><text:span text:style-name="T1">FWHM, </text:span><text:span text:style-name="T4">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Italic" style:font-pitch="variable" style:font-charset="x-symbol"/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Sparser_20_dotted" draw:display-name="Sparser dotted" draw:style="rect" draw:dots2="1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16.2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Shepherd</meta:initial-creator>
    <meta:creation-date>2016-06-06T15:29:16.548000136</meta:creation-date>
    <dc:date>2016-06-06T18:08:11.733738383</dc:date>
    <dc:creator>Martin Shepherd</dc:creator>
    <meta:editing-duration>PT34M47S</meta:editing-duration>
    <meta:editing-cycles>4</meta:editing-cycles>
    <meta:generator>LibreOffice/4.2.8.2$Linux_X86_64 LibreOffice_project/420m0$Build-2</meta:generator>
    <meta:document-statistic meta:object-count="88"/>
  </office:meta>
</office:document-meta>
</file>

<file path=Object 1/content.xml><?xml version="1.0" encoding="utf-8"?>
<math xmlns="http://www.w3.org/1998/Math/MathML" display="block">
  <semantics>
    <mstyle mathsize="10pt">
      <mrow>
        <msub>
          <mi mathvariant="normal">ε</mi>
          <mi>x</mi>
        </msub>
        <mi>,</mi>
        <msub>
          <mi mathvariant="normal">ε</mi>
          <mi>y</mi>
        </msub>
      </mrow>
    </mstyle>
    <annotation encoding="StarMath 5.0">size 10 {%varepsilon_x, %varepsilon_y}</annotation>
  </semantics>
</math>
</file>

<file path=Object 2/content.xml><?xml version="1.0" encoding="utf-8"?>
<math xmlns="http://www.w3.org/1998/Math/MathML" display="block"/>
</file>